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90000021FEF947B9FA85D213B.png" manifest:media-type="image/png"/>
  <manifest:file-entry manifest:full-path="Pictures/10000201000002C90000021F50248B36F8ACABF9.png" manifest:media-type="image/png"/>
  <manifest:file-entry manifest:full-path="Pictures/10000201000002C90000021F974CF749CE9E785E.png" manifest:media-type="image/png"/>
  <manifest:file-entry manifest:full-path="Pictures/10000201000002C90000021FE1139C9631ED45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484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2cm, 0cm, 1.459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02cm, 0cm, 1.471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8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34cm" svg:height="5.46cm" svg:x="1.402cm" svg:y="1.254cm">
          <draw:image xlink:href="Pictures/10000201000002C90000021F974CF749CE9E785E.png" xlink:type="simple" xlink:show="embed" xlink:actuate="onLoad">
            <text:p/>
          </draw:image>
        </draw:frame>
        <draw:frame draw:style-name="gr2" draw:text-style-name="P1" draw:layer="layout" svg:width="8.255cm" svg:height="5.333cm" svg:x="1.381cm" svg:y="6.715cm">
          <draw:image xlink:href="Pictures/10000201000002C90000021FE1139C9631ED45FD.png" xlink:type="simple" xlink:show="embed" xlink:actuate="onLoad">
            <text:p/>
          </draw:image>
        </draw:frame>
        <draw:frame draw:style-name="gr3" draw:text-style-name="P1" draw:layer="layout" svg:width="8.282cm" svg:height="5.333cm" svg:x="1.354cm" svg:y="12.076cm">
          <draw:image xlink:href="Pictures/10000201000002C90000021F50248B36F8ACABF9.png" xlink:type="simple" xlink:show="embed" xlink:actuate="onLoad">
            <text:p/>
          </draw:image>
        </draw:frame>
        <draw:frame draw:style-name="gr4" draw:text-style-name="P1" draw:layer="layout" svg:width="8.339cm" svg:height="6.25cm" svg:x="1.297cm" svg:y="17.41cm">
          <draw:image xlink:href="Pictures/10000201000002C90000021FEF947B9FA85D21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3:14:34.092235612</meta:creation-date>
    <dc:date>2019-05-02T13:22:27.187445607</dc:date>
    <meta:editing-duration>PT7M53S</meta:editing-duration>
    <meta:editing-cycles>1</meta:editing-cycles>
    <meta:document-statistic meta:object-count="4"/>
    <meta:generator>LibreOffice/6.0.7.3$Linux_X86_64 LibreOffice_project/00m0$Build-3</meta:generator>
  </office:meta>
</office:document-meta>
</file>